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IZADORA H &amp; G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359870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29922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DRANO GARAY, LUCY CAR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0015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ASQUEZ PEZO, HENR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3391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5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1/08/2021</text:p>
          </table:table-cell>
          <table:table-cell table:style-name="Tabla2.A2" office:value-type="string">
            <text:p text:style-name="P9">291722</text:p>
          </table:table-cell>
          <table:table-cell table:style-name="Tabla2.A2" office:value-type="string">
            <text:p text:style-name="P9">5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6:59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